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9180f" officeooo:paragraph-rsid="0009180f"/>
    </style:style>
    <style:style style:name="P2" style:family="paragraph" style:parent-style-name="Standard">
      <style:text-properties officeooo:rsid="0009180f" officeooo:paragraph-rsid="0009180f"/>
    </style:style>
    <style:style style:name="P3" style:family="paragraph" style:parent-style-name="Standard">
      <style:paragraph-properties fo:text-align="center" style:justify-single-word="false"/>
      <style:text-properties officeooo:rsid="0009180f" officeooo:paragraph-rsid="0009180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180f" officeooo:paragraph-rsid="000918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4b01" officeooo:paragraph-rsid="00134b01" style:font-weight-asian="bold" style:font-weight-complex="bold"/>
    </style:style>
    <style:style style:name="P6" style:family="paragraph" style:parent-style-name="Standard">
      <style:text-properties officeooo:paragraph-rsid="0009180f"/>
    </style:style>
    <style:style style:name="P7" style:family="paragraph" style:parent-style-name="Standard">
      <style:text-properties officeooo:rsid="000f0e3c" officeooo:paragraph-rsid="000ff30f"/>
    </style:style>
    <style:style style:name="P8" style:family="paragraph" style:parent-style-name="Standard">
      <style:text-properties officeooo:paragraph-rsid="000ff30f"/>
    </style:style>
    <style:style style:name="P9" style:family="paragraph" style:parent-style-name="Standard">
      <style:text-properties officeooo:rsid="00134b01" officeooo:paragraph-rsid="00134b01"/>
    </style:style>
    <style:style style:name="P10" style:family="paragraph" style:parent-style-name="Standard">
      <style:text-properties officeooo:rsid="001377eb" officeooo:paragraph-rsid="00134b01"/>
    </style:style>
    <style:style style:name="P11" style:family="paragraph" style:parent-style-name="Standard">
      <style:text-properties style:text-line-through-style="none" style:text-line-through-type="none" officeooo:rsid="0009180f" officeooo:paragraph-rsid="0009180f"/>
    </style:style>
    <style:style style:name="P12" style:family="paragraph" style:parent-style-name="Standard">
      <style:text-properties officeooo:rsid="0019a5fc" officeooo:paragraph-rsid="0019a5f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9a5fc" officeooo:paragraph-rsid="0019a5fc" style:font-weight-asian="bold" style:font-weight-complex="bold"/>
    </style:style>
    <style:style style:name="P14" style:family="paragraph" style:parent-style-name="Standard">
      <style:text-properties officeooo:rsid="0009180f" officeooo:paragraph-rsid="0009180f"/>
    </style:style>
    <style:style style:name="T1" style:family="text">
      <style:text-properties officeooo:rsid="00091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9180f"/>
    </style:style>
    <style:style style:name="T4" style:family="text">
      <style:text-properties style:text-line-through-style="none" style:text-line-through-type="none" officeooo:rsid="000f0e3c"/>
    </style:style>
    <style:style style:name="T5" style:family="text">
      <style:text-properties style:text-line-through-style="none" style:text-line-through-type="none" officeooo:rsid="000ff30f"/>
    </style:style>
    <style:style style:name="T6" style:family="text">
      <style:text-properties style:text-line-through-style="none" style:text-line-through-type="none" officeooo:rsid="00189b89"/>
    </style:style>
    <style:style style:name="T7" style:family="text">
      <style:text-properties officeooo:rsid="0011d1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180f" style:font-weight-asian="bold" style:font-weight-complex="bold"/>
    </style:style>
    <style:style style:name="T10" style:family="text">
      <style:text-properties fo:font-weight="bold" officeooo:rsid="00134b01" style:font-weight-asian="bold" style:font-weight-complex="bold"/>
    </style:style>
    <style:style style:name="T11" style:family="text">
      <style:text-properties officeooo:rsid="00134b01"/>
    </style:style>
    <style:style style:name="T12" style:family="text">
      <style:text-properties officeooo:rsid="001377eb"/>
    </style:style>
    <style:style style:name="T13" style:family="text">
      <style:text-properties officeooo:rsid="00141d41"/>
    </style:style>
    <style:style style:name="T14" style:family="text">
      <style:text-properties officeooo:rsid="00159c46"/>
    </style:style>
    <style:style style:name="T15" style:family="text">
      <style:text-properties officeooo:rsid="001b4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ges to libdwarf and Related Files</text:p>
      <text:p text:style-name="P3">Created 1 June 2021</text:p>
      <text:p text:style-name="P2"/>
      <text:p text:style-name="P2">With the switch<text:span text:style-name="T14"> from date versioning</text:span> to semantic versioning<text:span text:style-name="T14"> </text:span>there are substantial changes including API changes. There is more to come.<text:span text:style-name="T11"> The most recent changes appear first here.</text:span></text:p>
      <text:p text:style-name="P2"/>
      <text:p text:style-name="P13">9 June 2021</text:p>
      <text:p text:style-name="P12">Renamed libdwarf documentation. <text:s/>libdwarf2.1.(mm ,pdf) -&gt; libdwarf.(mm,pdf) <text:span text:style-name="T15"><text:s/>revision <text:s/>3.27 -&gt; 4.1</text:span>and libdwarf2p.1{mm,pdf} -&gt; libdwarfp.{mm,pdf}<text:span text:style-name="T15"> revision 1.53 &gt; 2.1</text:span>.</text:p>
      <text:p text:style-name="P12"/>
      <text:p text:style-name="P5">Version 0.1.0 June 2021</text:p>
      <text:p text:style-name="P2"><text:span text:style-name="T8">Dwarfdump</text:span><text:span text:style-name="T10">, dwarfdump.1</text:span>: <text:s/>The <text:span text:style-name="T2"><text:s text:c="2"/>“-o”, “--reloc”, “--elf”, “-E” options have been removed.</text:span></text:p>
      <text:p text:style-name="P7"><text:span text:style-name="T2">As well as the related "-o[arfilopR]" and "-E[ardIfhilomptRsx]"</text:span><text:span text:style-name="T5"> and all options</text:span></text:p>
      <text:p text:style-name="P8"><text:span text:style-name="T5">beginning with --elf</text:span><text:span text:style-name="T6"> and --reloc</text:span><text:span text:style-name="T5">.</text:span><text:span text:style-name="T4"> </text:span><text:span text:style-name="T5"><text:s/></text:span><text:span text:style-name="T3">There are better tools for printing object file sections</text:span><text:span text:style-name="T4"> than existed in dwarfdump</text:span><text:span text:style-name="T3">. GNU readelf and</text:span><text:span text:style-name="T5"> </text:span><text:span text:style-name="T4">the readelfobj project on gith</text:span><text:span text:style-name="T3">ub.com and sourceforge.net <text:s/>are among the possibilities.</text:span></text:p>
      <text:p text:style-name="P11"/>
      <text:p text:style-name="P11"/>
      <text:p text:style-name="P6"><text:span text:style-name="T9">libdwarf.h</text:span><text:span text:style-name="T1">:</text:span><text:span text:style-name="T7"> The DW_PR macro defines used to print integers from dwarfdump have been moved to "libdwarf_private.h" along with a small number of other #defines.</text:span><text:span text:style-name="T13"> None of that belonged in the API.</text:span><text:span text:style-name="T7"> That tiny "libdwarf_private.h"</text:span><text:span text:style-name="T13"> </text:span><text:span text:style-name="T7">is placed in the public domain so if you need the DW_PR macros you can copy libdwarf_private.h freely.</text:span></text:p>
      <text:p text:style-name="P6"/>
      <text:p text:style-name="P9">The three functions that once had "struct Elf *" in the argument list now have "void *" and no longer do anything except return an error. <text:s/>libdwarf does not use libelf anywhere.</text:p>
      <text:p text:style-name="P9"/>
      <text:p text:style-name="P9"><text:span text:style-name="T8">Directories</text:span>: The directory structure is completely changed and follows current standard source tree arrangements. <text:s/>Amoung other things the documentation is in <text:span text:style-name="T12">"</text:span>doc/<text:span text:style-name="T12">"</text:span> and the test code is in <text:span text:style-name="T12">"</text:span>test/<text:span text:style-name="T12">".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9180f" officeooo:paragraph-rsid="000918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8 June 2021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A </meta:initial-creator>
    <meta:creation-date>2021-06-08T07:57:20.271241674</meta:creation-date>
    <dc:date>2021-06-09T06:06:21.294675478</dc:date>
    <dc:creator>DavidA </dc:creator>
    <meta:editing-duration>PT54M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39" meta:character-count="1544" meta:non-whitespace-character-count="1311"/>
  </office:meta>
</office:document-meta>
</file>